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108.79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ownloadPl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ownload window id</text:p>
          </table:table-cell>
          <table:table-cell office:value-type="string" calcext:value-type="string">
            <text:p>start 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529.090132027864" calcext:value-type="float">
            <text:p>529.090132027864</text:p>
          </table:table-cell>
          <table:table-cell office:value-type="float" office:value="532.789874027865" calcext:value-type="float">
            <text:p>532.789874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532.789874027865" calcext:value-type="float">
            <text:p>532.789874027865</text:p>
          </table:table-cell>
          <table:table-cell office:value-type="float" office:value="536.489616027864" calcext:value-type="float">
            <text:p>536.489616027864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36.489616027864" calcext:value-type="float">
            <text:p>536.489616027864</text:p>
          </table:table-cell>
          <table:table-cell office:value-type="float" office:value="551.288587027865" calcext:value-type="float">
            <text:p>551.288587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51.288587027865" calcext:value-type="float">
            <text:p>551.288587027865</text:p>
          </table:table-cell>
          <table:table-cell office:value-type="float" office:value="566.087558027865" calcext:value-type="float">
            <text:p>566.087558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566.087558027865" calcext:value-type="float">
            <text:p>566.087558027865</text:p>
          </table:table-cell>
          <table:table-cell office:value-type="float" office:value="573.487043027865" calcext:value-type="float">
            <text:p>573.487043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73.487043027865" calcext:value-type="float">
            <text:p>573.487043027865</text:p>
          </table:table-cell>
          <table:table-cell office:value-type="float" office:value="577.186785027865" calcext:value-type="float">
            <text:p>577.186785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77.186785027865" calcext:value-type="float">
            <text:p>577.186785027865</text:p>
          </table:table-cell>
          <table:table-cell office:value-type="float" office:value="591.985756027865" calcext:value-type="float">
            <text:p>591.985756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591.985756027865" calcext:value-type="float">
            <text:p>591.985756027865</text:p>
          </table:table-cell>
          <table:table-cell office:value-type="float" office:value="599.385241027865" calcext:value-type="float">
            <text:p>599.385241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599.385241027865" calcext:value-type="float">
            <text:p>599.385241027865</text:p>
          </table:table-cell>
          <table:table-cell office:value-type="float" office:value="603.084983027865" calcext:value-type="float">
            <text:p>603.084983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603.084983027865" calcext:value-type="float">
            <text:p>603.084983027865</text:p>
          </table:table-cell>
          <table:table-cell office:value-type="float" office:value="610.484468027865" calcext:value-type="float">
            <text:p>610.484468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610.484468027865" calcext:value-type="float">
            <text:p>610.484468027865</text:p>
          </table:table-cell>
          <table:table-cell office:value-type="float" office:value="614.184210027865" calcext:value-type="float">
            <text:p>614.184210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14.184210027865" calcext:value-type="float">
            <text:p>614.184210027865</text:p>
          </table:table-cell>
          <table:table-cell office:value-type="float" office:value="617.883952027865" calcext:value-type="float">
            <text:p>617.883952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617.883952027865" calcext:value-type="float">
            <text:p>617.883952027865</text:p>
          </table:table-cell>
          <table:table-cell office:value-type="float" office:value="625.283437027865" calcext:value-type="float">
            <text:p>625.283437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625.283437027865" calcext:value-type="float">
            <text:p>625.283437027865</text:p>
          </table:table-cell>
          <table:table-cell office:value-type="float" office:value="632.682922027865" calcext:value-type="float">
            <text:p>632.682922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632.682922027865" calcext:value-type="float">
            <text:p>632.682922027865</text:p>
          </table:table-cell>
          <table:table-cell office:value-type="float" office:value="647.481893027865" calcext:value-type="float">
            <text:p>647.481893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647.481893027865" calcext:value-type="float">
            <text:p>647.481893027865</text:p>
          </table:table-cell>
          <table:table-cell office:value-type="float" office:value="651.181635027865" calcext:value-type="float">
            <text:p>651.181635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651.181635027865" calcext:value-type="float">
            <text:p>651.181635027865</text:p>
          </table:table-cell>
          <table:table-cell office:value-type="float" office:value="654.881377027865" calcext:value-type="float">
            <text:p>654.881377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54.881377027865" calcext:value-type="float">
            <text:p>654.881377027865</text:p>
          </table:table-cell>
          <table:table-cell office:value-type="float" office:value="658.581119027865" calcext:value-type="float">
            <text:p>658.581119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58.581119027865" calcext:value-type="float">
            <text:p>658.581119027865</text:p>
          </table:table-cell>
          <table:table-cell office:value-type="float" office:value="665.980604027865" calcext:value-type="float">
            <text:p>665.980604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665.980604027865" calcext:value-type="float">
            <text:p>665.980604027865</text:p>
          </table:table-cell>
          <table:table-cell office:value-type="float" office:value="669.680346027865" calcext:value-type="float">
            <text:p>669.680346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669.680346027865" calcext:value-type="float">
            <text:p>669.680346027865</text:p>
          </table:table-cell>
          <table:table-cell office:value-type="float" office:value="684.479317027865" calcext:value-type="float">
            <text:p>684.479317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84.479317027865" calcext:value-type="float">
            <text:p>684.479317027865</text:p>
          </table:table-cell>
          <table:table-cell office:value-type="float" office:value="699.278288027865" calcext:value-type="float">
            <text:p>699.278288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99.278288027865" calcext:value-type="float">
            <text:p>699.278288027865</text:p>
          </table:table-cell>
          <table:table-cell office:value-type="float" office:value="702.978030027865" calcext:value-type="float">
            <text:p>702.978030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702.978030027865" calcext:value-type="float">
            <text:p>702.978030027865</text:p>
          </table:table-cell>
          <table:table-cell office:value-type="float" office:value="706.677772027865" calcext:value-type="float">
            <text:p>706.677772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706.677772027865" calcext:value-type="float">
            <text:p>706.677772027865</text:p>
          </table:table-cell>
          <table:table-cell office:value-type="float" office:value="714.077257027865" calcext:value-type="float">
            <text:p>714.077257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14.077257027865" calcext:value-type="float">
            <text:p>714.077257027865</text:p>
          </table:table-cell>
          <table:table-cell office:value-type="float" office:value="717.776999027865" calcext:value-type="float">
            <text:p>717.776999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17.776999027865" calcext:value-type="float">
            <text:p>717.776999027865</text:p>
          </table:table-cell>
          <table:table-cell office:value-type="float" office:value="725.176484027865" calcext:value-type="float">
            <text:p>725.176484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725.176484027865" calcext:value-type="float">
            <text:p>725.176484027865</text:p>
          </table:table-cell>
          <table:table-cell office:value-type="float" office:value="739.975455027865" calcext:value-type="float">
            <text:p>739.975455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39.975455027865" calcext:value-type="float">
            <text:p>739.975455027865</text:p>
          </table:table-cell>
          <table:table-cell office:value-type="float" office:value="754.774426027865" calcext:value-type="float">
            <text:p>754.774426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754.774426027865" calcext:value-type="float">
            <text:p>754.774426027865</text:p>
          </table:table-cell>
          <table:table-cell office:value-type="float" office:value="758.474168027865" calcext:value-type="float">
            <text:p>758.474168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758.474168027865" calcext:value-type="float">
            <text:p>758.474168027865</text:p>
          </table:table-cell>
          <table:table-cell office:value-type="float" office:value="762.173910027865" calcext:value-type="float">
            <text:p>762.173910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62.173910027865" calcext:value-type="float">
            <text:p>762.173910027865</text:p>
          </table:table-cell>
          <table:table-cell office:value-type="float" office:value="776.972881027865" calcext:value-type="float">
            <text:p>776.972881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776.972881027865" calcext:value-type="float">
            <text:p>776.972881027865</text:p>
          </table:table-cell>
          <table:table-cell office:value-type="float" office:value="784.372366027865" calcext:value-type="float">
            <text:p>784.372366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784.372366027865" calcext:value-type="float">
            <text:p>784.372366027865</text:p>
          </table:table-cell>
          <table:table-cell office:value-type="float" office:value="788.072108027865" calcext:value-type="float">
            <text:p>788.072108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788.072108027865" calcext:value-type="float">
            <text:p>788.072108027865</text:p>
          </table:table-cell>
          <table:table-cell office:value-type="float" office:value="795.471593027865" calcext:value-type="float">
            <text:p>795.471593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95.471593027865" calcext:value-type="float">
            <text:p>795.471593027865</text:p>
          </table:table-cell>
          <table:table-cell office:value-type="float" office:value="802.871078027865" calcext:value-type="float">
            <text:p>802.87107802786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802.871078027865" calcext:value-type="float">
            <text:p>802.871078027865</text:p>
          </table:table-cell>
          <table:table-cell office:value-type="float" office:value="817.670049027866" calcext:value-type="float">
            <text:p>817.67004902786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817.670049027866" calcext:value-type="float">
            <text:p>817.670049027866</text:p>
          </table:table-cell>
          <table:table-cell office:value-type="float" office:value="821.369791027866" calcext:value-type="float">
            <text:p>821.36979102786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21.369791027866" calcext:value-type="float">
            <text:p>821.369791027866</text:p>
          </table:table-cell>
          <table:table-cell office:value-type="float" office:value="836.168762027866" calcext:value-type="float">
            <text:p>836.16876202786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836.168762027866" calcext:value-type="float">
            <text:p>836.168762027866</text:p>
          </table:table-cell>
          <table:table-cell office:value-type="float" office:value="839.868504027866" calcext:value-type="float">
            <text:p>839.86850402786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839.868504027866" calcext:value-type="float">
            <text:p>839.868504027866</text:p>
          </table:table-cell>
          <table:table-cell office:value-type="float" office:value="843.568246027866" calcext:value-type="float">
            <text:p>843.56824602786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843.568246027866" calcext:value-type="float">
            <text:p>843.568246027866</text:p>
          </table:table-cell>
          <table:table-cell office:value-type="float" office:value="847.267988027866" calcext:value-type="float">
            <text:p>847.26798802786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847.267988027866" calcext:value-type="float">
            <text:p>847.267988027866</text:p>
          </table:table-cell>
          <table:table-cell office:value-type="float" office:value="854.667473027866" calcext:value-type="float">
            <text:p>854.66747302786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854.667473027866" calcext:value-type="float">
            <text:p>854.667473027866</text:p>
          </table:table-cell>
          <table:table-cell office:value-type="float" office:value="869.466444027866" calcext:value-type="float">
            <text:p>869.46644402786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69.466444027866" calcext:value-type="float">
            <text:p>869.466444027866</text:p>
          </table:table-cell>
          <table:table-cell office:value-type="float" office:value="884.265415027866" calcext:value-type="float">
            <text:p>884.26541502786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884.265415027866" calcext:value-type="float">
            <text:p>884.265415027866</text:p>
          </table:table-cell>
          <table:table-cell office:value-type="float" office:value="891.664900027866" calcext:value-type="float">
            <text:p>891.66490002786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91.664900027866" calcext:value-type="float">
            <text:p>891.664900027866</text:p>
          </table:table-cell>
          <table:table-cell office:value-type="float" office:value="895.364642027866" calcext:value-type="float">
            <text:p>895.36464202786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895.364642027866" calcext:value-type="float">
            <text:p>895.364642027866</text:p>
          </table:table-cell>
          <table:table-cell office:value-type="float" office:value="902.764127027866" calcext:value-type="float">
            <text:p>902.76412702786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902.764127027866" calcext:value-type="float">
            <text:p>902.764127027866</text:p>
          </table:table-cell>
          <table:table-cell office:value-type="float" office:value="917.563098027866" calcext:value-type="float">
            <text:p>917.56309802786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917.563098027866" calcext:value-type="float">
            <text:p>917.563098027866</text:p>
          </table:table-cell>
          <table:table-cell office:value-type="float" office:value="932.362069027866" calcext:value-type="float">
            <text:p>932.36206902786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932.362069027866" calcext:value-type="float">
            <text:p>932.362069027866</text:p>
          </table:table-cell>
          <table:table-cell office:value-type="float" office:value="939.761554027866" calcext:value-type="float">
            <text:p>939.76155402786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9.761554027866" calcext:value-type="float">
            <text:p>939.761554027866</text:p>
          </table:table-cell>
          <table:table-cell office:value-type="float" office:value="947.161039027866" calcext:value-type="float">
            <text:p>947.16103902786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947.161039027866" calcext:value-type="float">
            <text:p>947.161039027866</text:p>
          </table:table-cell>
          <table:table-cell office:value-type="float" office:value="950.860781027866" calcext:value-type="float">
            <text:p>950.86078102786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950.860781027866" calcext:value-type="float">
            <text:p>950.860781027866</text:p>
          </table:table-cell>
          <table:table-cell office:value-type="float" office:value="958.260266027866" calcext:value-type="float">
            <text:p>958.26026602786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58.260266027866" calcext:value-type="float">
            <text:p>958.260266027866</text:p>
          </table:table-cell>
          <table:table-cell office:value-type="float" office:value="973.059237027866" calcext:value-type="float">
            <text:p>973.05923702786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973.059237027866" calcext:value-type="float">
            <text:p>973.059237027866</text:p>
          </table:table-cell>
          <table:table-cell office:value-type="float" office:value="980.458722027866" calcext:value-type="float">
            <text:p>980.45872202786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980.458722027866" calcext:value-type="float">
            <text:p>980.458722027866</text:p>
          </table:table-cell>
          <table:table-cell office:value-type="float" office:value="995.257693027866" calcext:value-type="float">
            <text:p>995.25769302786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995.257693027866" calcext:value-type="float">
            <text:p>995.257693027866</text:p>
          </table:table-cell>
          <table:table-cell office:value-type="float" office:value="998.957435027866" calcext:value-type="float">
            <text:p>998.95743502786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651.18674060702" calcext:value-type="float">
            <text:p>1651.18674060702</text:p>
          </table:table-cell>
          <table:table-cell office:value-type="float" office:value="1665.98571160702" calcext:value-type="float">
            <text:p>1665.98571160702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5.98571160702" calcext:value-type="float">
            <text:p>1665.98571160702</text:p>
          </table:table-cell>
          <table:table-cell office:value-type="float" office:value="1680.78468260702" calcext:value-type="float">
            <text:p>1680.78468260702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80.78468260702" calcext:value-type="float">
            <text:p>1680.78468260702</text:p>
          </table:table-cell>
          <table:table-cell office:value-type="float" office:value="1688.18416760702" calcext:value-type="float">
            <text:p>1688.18416760702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688.18416760702" calcext:value-type="float">
            <text:p>1688.18416760702</text:p>
          </table:table-cell>
          <table:table-cell office:value-type="float" office:value="1691.88390960702" calcext:value-type="float">
            <text:p>1691.88390960702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691.88390960702" calcext:value-type="float">
            <text:p>1691.88390960702</text:p>
          </table:table-cell>
          <table:table-cell office:value-type="float" office:value="1699.28339460702" calcext:value-type="float">
            <text:p>1699.28339460702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699.28339460702" calcext:value-type="float">
            <text:p>1699.28339460702</text:p>
          </table:table-cell>
          <table:table-cell office:value-type="float" office:value="1706.68287960702" calcext:value-type="float">
            <text:p>1706.68287960702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706.68287960702" calcext:value-type="float">
            <text:p>1706.68287960702</text:p>
          </table:table-cell>
          <table:table-cell office:value-type="float" office:value="1714.08236460702" calcext:value-type="float">
            <text:p>1714.08236460702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714.08236460702" calcext:value-type="float">
            <text:p>1714.08236460702</text:p>
          </table:table-cell>
          <table:table-cell office:value-type="float" office:value="1728.88133560702" calcext:value-type="float">
            <text:p>1728.88133560702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728.88133560702" calcext:value-type="float">
            <text:p>1728.88133560702</text:p>
          </table:table-cell>
          <table:table-cell office:value-type="float" office:value="1732.58107760702" calcext:value-type="float">
            <text:p>1732.58107760702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32.58107760702" calcext:value-type="float">
            <text:p>1732.58107760702</text:p>
          </table:table-cell>
          <table:table-cell office:value-type="float" office:value="1739.98056260702" calcext:value-type="float">
            <text:p>1739.98056260702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739.98056260702" calcext:value-type="float">
            <text:p>1739.98056260702</text:p>
          </table:table-cell>
          <table:table-cell office:value-type="float" office:value="1754.77953360702" calcext:value-type="float">
            <text:p>1754.77953360702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754.77953360702" calcext:value-type="float">
            <text:p>1754.77953360702</text:p>
          </table:table-cell>
          <table:table-cell office:value-type="float" office:value="1758.47927560702" calcext:value-type="float">
            <text:p>1758.47927560702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758.47927560702" calcext:value-type="float">
            <text:p>1758.47927560702</text:p>
          </table:table-cell>
          <table:table-cell office:value-type="float" office:value="1762.17901760702" calcext:value-type="float">
            <text:p>1762.17901760702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762.17901760702" calcext:value-type="float">
            <text:p>1762.17901760702</text:p>
          </table:table-cell>
          <table:table-cell office:value-type="float" office:value="1776.97798860702" calcext:value-type="float">
            <text:p>1776.97798860702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776.97798860702" calcext:value-type="float">
            <text:p>1776.97798860702</text:p>
          </table:table-cell>
          <table:table-cell office:value-type="float" office:value="1780.67773060702" calcext:value-type="float">
            <text:p>1780.67773060702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780.67773060702" calcext:value-type="float">
            <text:p>1780.67773060702</text:p>
          </table:table-cell>
          <table:table-cell office:value-type="float" office:value="1795.47670160702" calcext:value-type="float">
            <text:p>1795.47670160702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795.47670160702" calcext:value-type="float">
            <text:p>1795.47670160702</text:p>
          </table:table-cell>
          <table:table-cell office:value-type="float" office:value="1810.27567260702" calcext:value-type="float">
            <text:p>1810.27567260702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810.27567260702" calcext:value-type="float">
            <text:p>1810.27567260702</text:p>
          </table:table-cell>
          <table:table-cell office:value-type="float" office:value="1817.67515760702" calcext:value-type="float">
            <text:p>1817.67515760702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817.67515760702" calcext:value-type="float">
            <text:p>1817.67515760702</text:p>
          </table:table-cell>
          <table:table-cell office:value-type="float" office:value="1825.07464260702" calcext:value-type="float">
            <text:p>1825.07464260702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834.59846739657" calcext:value-type="float">
            <text:p>1834.59846739657</text:p>
          </table:table-cell>
          <table:table-cell office:value-type="float" office:value="1838.29820939657" calcext:value-type="float">
            <text:p>1838.29820939657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848.46883557752" calcext:value-type="float">
            <text:p>1848.46883557752</text:p>
          </table:table-cell>
          <table:table-cell office:value-type="float" office:value="1852.16857757752" calcext:value-type="float">
            <text:p>1852.16857757752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871.5551697819" calcext:value-type="float">
            <text:p>1871.5551697819</text:p>
          </table:table-cell>
          <table:table-cell office:value-type="float" office:value="1886.3541407819" calcext:value-type="float">
            <text:p>1886.3541407819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889.67732346793" calcext:value-type="float">
            <text:p>1889.67732346793</text:p>
          </table:table-cell>
          <table:table-cell office:value-type="float" office:value="1897.07680846793" calcext:value-type="float">
            <text:p>1897.07680846793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902.38711923644" calcext:value-type="float">
            <text:p>1902.38711923644</text:p>
          </table:table-cell>
          <table:table-cell office:value-type="float" office:value="1909.78660423644" calcext:value-type="float">
            <text:p>1909.78660423644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12.60870237351" calcext:value-type="float">
            <text:p>1912.60870237351</text:p>
          </table:table-cell>
          <table:table-cell office:value-type="float" office:value="1916.30844437351" calcext:value-type="float">
            <text:p>1916.30844437351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954.4698108609" calcext:value-type="float">
            <text:p>1954.4698108609</text:p>
          </table:table-cell>
          <table:table-cell office:value-type="float" office:value="1958.1695528609" calcext:value-type="float">
            <text:p>1958.1695528609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96.86911261394" calcext:value-type="float">
            <text:p>1996.86911261394</text:p>
          </table:table-cell>
          <table:table-cell office:value-type="float" office:value="2004.26859761394" calcext:value-type="float">
            <text:p>2004.26859761394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008.33777267796" calcext:value-type="float">
            <text:p>2008.33777267796</text:p>
          </table:table-cell>
          <table:table-cell office:value-type="float" office:value="2015.73725767796" calcext:value-type="float">
            <text:p>2015.73725767796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2035.64195239276" calcext:value-type="float">
            <text:p>2035.64195239276</text:p>
          </table:table-cell>
          <table:table-cell office:value-type="float" office:value="2050.44092339276" calcext:value-type="float">
            <text:p>2050.44092339276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102.90208162731" calcext:value-type="float">
            <text:p>2102.90208162731</text:p>
          </table:table-cell>
          <table:table-cell office:value-type="float" office:value="2106.60182362731" calcext:value-type="float">
            <text:p>2106.60182362731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121.29843215675" calcext:value-type="float">
            <text:p>2121.29843215675</text:p>
          </table:table-cell>
          <table:table-cell office:value-type="float" office:value="2136.09740315675" calcext:value-type="float">
            <text:p>2136.09740315675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136.09740315675" calcext:value-type="float">
            <text:p>2136.09740315675</text:p>
          </table:table-cell>
          <table:table-cell office:value-type="float" office:value="2143.49688815675" calcext:value-type="float">
            <text:p>2143.49688815675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149.85048477537" calcext:value-type="float">
            <text:p>2149.85048477537</text:p>
          </table:table-cell>
          <table:table-cell office:value-type="float" office:value="2157.24996977537" calcext:value-type="float">
            <text:p>2157.24996977537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64.9000282141" calcext:value-type="float">
            <text:p>2164.9000282141</text:p>
          </table:table-cell>
          <table:table-cell office:value-type="float" office:value="2168.5997702141" calcext:value-type="float">
            <text:p>2168.5997702141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208.17715558706" calcext:value-type="float">
            <text:p>2208.17715558706</text:p>
          </table:table-cell>
          <table:table-cell office:value-type="float" office:value="2211.87689758706" calcext:value-type="float">
            <text:p>2211.87689758706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221.4125841698" calcext:value-type="float">
            <text:p>2221.4125841698</text:p>
          </table:table-cell>
          <table:table-cell office:value-type="float" office:value="2236.2115551698" calcext:value-type="float">
            <text:p>2236.2115551698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76" calcext:value-type="float">
            <text:p>176</text:p>
          </table:table-cell>
          <table:table-cell office:value-type="float" office:value="9" calcext:value-type="float">
            <text:p>9</text:p>
          </table:table-cell>
          <table:table-cell office:value-type="float" office:value="2246.46033661382" calcext:value-type="float">
            <text:p>2246.46033661382</text:p>
          </table:table-cell>
          <table:table-cell office:value-type="float" office:value="2253.85982161382" calcext:value-type="float">
            <text:p>2253.85982161382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8565.22219866514" calcext:value-type="float">
            <text:p>8565.22219866514</text:p>
          </table:table-cell>
          <table:table-cell office:value-type="float" office:value="8568.92194066514" calcext:value-type="float">
            <text:p>8568.92194066514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.798971" calcext:value-type="float">
            <text:p>14.798971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4.798971" calcext:value-type="float">
            <text:p>14.798971</text:p>
          </table:table-cell>
          <table:table-cell office:value-type="float" office:value="18.498713" calcext:value-type="float">
            <text:p>18.498713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8.498713" calcext:value-type="float">
            <text:p>18.498713</text:p>
          </table:table-cell>
          <table:table-cell office:value-type="float" office:value="22.198455" calcext:value-type="float">
            <text:p>22.19845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2.198455" calcext:value-type="float">
            <text:p>22.198455</text:p>
          </table:table-cell>
          <table:table-cell office:value-type="float" office:value="29.59794" calcext:value-type="float">
            <text:p>29.59794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29.59794" calcext:value-type="float">
            <text:p>29.59794</text:p>
          </table:table-cell>
          <table:table-cell office:value-type="float" office:value="36.997425" calcext:value-type="float">
            <text:p>36.99742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36.997425" calcext:value-type="float">
            <text:p>36.997425</text:p>
          </table:table-cell>
          <table:table-cell office:value-type="float" office:value="51.796396" calcext:value-type="float">
            <text:p>51.79639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51.796396" calcext:value-type="float">
            <text:p>51.796396</text:p>
          </table:table-cell>
          <table:table-cell office:value-type="float" office:value="55.496138" calcext:value-type="float">
            <text:p>55.496138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55.496138" calcext:value-type="float">
            <text:p>55.496138</text:p>
          </table:table-cell>
          <table:table-cell office:value-type="float" office:value="62.895623" calcext:value-type="float">
            <text:p>62.895623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2.895623" calcext:value-type="float">
            <text:p>62.895623</text:p>
          </table:table-cell>
          <table:table-cell office:value-type="float" office:value="70.295108" calcext:value-type="float">
            <text:p>70.295108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70.295108" calcext:value-type="float">
            <text:p>70.295108</text:p>
          </table:table-cell>
          <table:table-cell office:value-type="float" office:value="77.694593" calcext:value-type="float">
            <text:p>77.694593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77.694593" calcext:value-type="float">
            <text:p>77.694593</text:p>
          </table:table-cell>
          <table:table-cell office:value-type="float" office:value="92.493564" calcext:value-type="float">
            <text:p>92.493564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92.493564" calcext:value-type="float">
            <text:p>92.493564</text:p>
          </table:table-cell>
          <table:table-cell office:value-type="float" office:value="99.893049" calcext:value-type="float">
            <text:p>99.893049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99.893049" calcext:value-type="float">
            <text:p>99.893049</text:p>
          </table:table-cell>
          <table:table-cell office:value-type="float" office:value="103.592791" calcext:value-type="float">
            <text:p>103.592791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3.592791" calcext:value-type="float">
            <text:p>103.592791</text:p>
          </table:table-cell>
          <table:table-cell office:value-type="float" office:value="107.292533" calcext:value-type="float">
            <text:p>107.292533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07.292533" calcext:value-type="float">
            <text:p>107.292533</text:p>
          </table:table-cell>
          <table:table-cell office:value-type="float" office:value="122.091504" calcext:value-type="float">
            <text:p>122.091504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22.091504" calcext:value-type="float">
            <text:p>122.091504</text:p>
          </table:table-cell>
          <table:table-cell office:value-type="float" office:value="125.791246" calcext:value-type="float">
            <text:p>125.79124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5.791246" calcext:value-type="float">
            <text:p>125.791246</text:p>
          </table:table-cell>
          <table:table-cell office:value-type="float" office:value="129.490988" calcext:value-type="float">
            <text:p>129.490988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9.490988" calcext:value-type="float">
            <text:p>129.490988</text:p>
          </table:table-cell>
          <table:table-cell office:value-type="float" office:value="136.890473" calcext:value-type="float">
            <text:p>136.890473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36.890473" calcext:value-type="float">
            <text:p>136.890473</text:p>
          </table:table-cell>
          <table:table-cell office:value-type="float" office:value="151.689444" calcext:value-type="float">
            <text:p>151.689444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51.689444" calcext:value-type="float">
            <text:p>151.689444</text:p>
          </table:table-cell>
          <table:table-cell office:value-type="float" office:value="155.389186" calcext:value-type="float">
            <text:p>155.38918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55.389186" calcext:value-type="float">
            <text:p>155.389186</text:p>
          </table:table-cell>
          <table:table-cell office:value-type="float" office:value="162.788671" calcext:value-type="float">
            <text:p>162.788671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2.788671" calcext:value-type="float">
            <text:p>162.788671</text:p>
          </table:table-cell>
          <table:table-cell office:value-type="float" office:value="170.188156" calcext:value-type="float">
            <text:p>170.18815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70.188156" calcext:value-type="float">
            <text:p>170.188156</text:p>
          </table:table-cell>
          <table:table-cell office:value-type="float" office:value="177.587641" calcext:value-type="float">
            <text:p>177.587641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7.587641" calcext:value-type="float">
            <text:p>177.587641</text:p>
          </table:table-cell>
          <table:table-cell office:value-type="float" office:value="181.287383" calcext:value-type="float">
            <text:p>181.287383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181.287383" calcext:value-type="float">
            <text:p>181.287383</text:p>
          </table:table-cell>
          <table:table-cell office:value-type="float" office:value="188.686868" calcext:value-type="float">
            <text:p>188.686868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88.686868" calcext:value-type="float">
            <text:p>188.686868</text:p>
          </table:table-cell>
          <table:table-cell office:value-type="float" office:value="192.38661" calcext:value-type="float">
            <text:p>192.38661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2.38661" calcext:value-type="float">
            <text:p>192.38661</text:p>
          </table:table-cell>
          <table:table-cell office:value-type="float" office:value="207.185581" calcext:value-type="float">
            <text:p>207.185581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207.185581" calcext:value-type="float">
            <text:p>207.185581</text:p>
          </table:table-cell>
          <table:table-cell office:value-type="float" office:value="210.885323" calcext:value-type="float">
            <text:p>210.885323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0.885323" calcext:value-type="float">
            <text:p>210.885323</text:p>
          </table:table-cell>
          <table:table-cell office:value-type="float" office:value="225.684294" calcext:value-type="float">
            <text:p>225.684294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25.684294" calcext:value-type="float">
            <text:p>225.684294</text:p>
          </table:table-cell>
          <table:table-cell office:value-type="float" office:value="233.083779" calcext:value-type="float">
            <text:p>233.083779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3.083779" calcext:value-type="float">
            <text:p>233.083779</text:p>
          </table:table-cell>
          <table:table-cell office:value-type="float" office:value="240.483264" calcext:value-type="float">
            <text:p>240.483264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40.483264" calcext:value-type="float">
            <text:p>240.483264</text:p>
          </table:table-cell>
          <table:table-cell office:value-type="float" office:value="244.183006" calcext:value-type="float">
            <text:p>244.18300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4.183006" calcext:value-type="float">
            <text:p>244.183006</text:p>
          </table:table-cell>
          <table:table-cell office:value-type="float" office:value="247.882748" calcext:value-type="float">
            <text:p>247.882748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47.882748" calcext:value-type="float">
            <text:p>247.882748</text:p>
          </table:table-cell>
          <table:table-cell office:value-type="float" office:value="255.282233" calcext:value-type="float">
            <text:p>255.282233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55.282233" calcext:value-type="float">
            <text:p>255.282233</text:p>
          </table:table-cell>
          <table:table-cell office:value-type="float" office:value="258.981975" calcext:value-type="float">
            <text:p>258.981975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58.981975" calcext:value-type="float">
            <text:p>258.981975</text:p>
          </table:table-cell>
          <table:table-cell office:value-type="float" office:value="273.780946" calcext:value-type="float">
            <text:p>273.780946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73.780946" calcext:value-type="float">
            <text:p>273.780946</text:p>
          </table:table-cell>
          <table:table-cell office:value-type="float" office:value="277.480688" calcext:value-type="float">
            <text:p>277.480688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77.480688" calcext:value-type="float">
            <text:p>277.480688</text:p>
          </table:table-cell>
          <table:table-cell office:value-type="float" office:value="284.880173" calcext:value-type="float">
            <text:p>284.880173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84.880173" calcext:value-type="float">
            <text:p>284.880173</text:p>
          </table:table-cell>
          <table:table-cell office:value-type="float" office:value="288.579915" calcext:value-type="float">
            <text:p>288.579915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636.15325540304" calcext:value-type="float">
            <text:p>4636.15325540304</text:p>
          </table:table-cell>
          <table:table-cell office:value-type="float" office:value="4643.55274040304" calcext:value-type="float">
            <text:p>4643.55274040304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4643.55274040304" calcext:value-type="float">
            <text:p>4643.55274040304</text:p>
          </table:table-cell>
          <table:table-cell office:value-type="float" office:value="4650.95222540304" calcext:value-type="float">
            <text:p>4650.95222540304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650.95222540304" calcext:value-type="float">
            <text:p>4650.95222540304</text:p>
          </table:table-cell>
          <table:table-cell office:value-type="float" office:value="4665.75119640304" calcext:value-type="float">
            <text:p>4665.75119640304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4665.75119640304" calcext:value-type="float">
            <text:p>4665.75119640304</text:p>
          </table:table-cell>
          <table:table-cell office:value-type="float" office:value="4680.55016740304" calcext:value-type="float">
            <text:p>4680.55016740304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680.55016740304" calcext:value-type="float">
            <text:p>4680.55016740304</text:p>
          </table:table-cell>
          <table:table-cell office:value-type="float" office:value="4695.34913840304" calcext:value-type="float">
            <text:p>4695.34913840304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4695.34913840304" calcext:value-type="float">
            <text:p>4695.34913840304</text:p>
          </table:table-cell>
          <table:table-cell office:value-type="float" office:value="4699.04888040304" calcext:value-type="float">
            <text:p>4699.04888040304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699.04888040304" calcext:value-type="float">
            <text:p>4699.04888040304</text:p>
          </table:table-cell>
          <table:table-cell office:value-type="float" office:value="4713.84785140304" calcext:value-type="float">
            <text:p>4713.84785140304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4713.84785140304" calcext:value-type="float">
            <text:p>4713.84785140304</text:p>
          </table:table-cell>
          <table:table-cell office:value-type="float" office:value="4717.54759340304" calcext:value-type="float">
            <text:p>4717.54759340304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4717.54759340304" calcext:value-type="float">
            <text:p>4717.54759340304</text:p>
          </table:table-cell>
          <table:table-cell office:value-type="float" office:value="4732.34656440304" calcext:value-type="float">
            <text:p>4732.34656440304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4812.04048605449" calcext:value-type="float">
            <text:p>4812.04048605449</text:p>
          </table:table-cell>
          <table:table-cell office:value-type="float" office:value="4819.43997105449" calcext:value-type="float">
            <text:p>4819.43997105449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4835.71867753252" calcext:value-type="float">
            <text:p>4835.71867753252</text:p>
          </table:table-cell>
          <table:table-cell office:value-type="float" office:value="4843.11816253253" calcext:value-type="float">
            <text:p>4843.11816253253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4850.17150463594" calcext:value-type="float">
            <text:p>4850.17150463594</text:p>
          </table:table-cell>
          <table:table-cell office:value-type="float" office:value="4864.97047563594" calcext:value-type="float">
            <text:p>4864.97047563594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4878.75025418387" calcext:value-type="float">
            <text:p>4878.75025418387</text:p>
          </table:table-cell>
          <table:table-cell office:value-type="float" office:value="4893.54922518387" calcext:value-type="float">
            <text:p>4893.54922518387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4908.64889050465" calcext:value-type="float">
            <text:p>4908.64889050465</text:p>
          </table:table-cell>
          <table:table-cell office:value-type="float" office:value="4912.34863250465" calcext:value-type="float">
            <text:p>4912.34863250465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4930.9446843532" calcext:value-type="float">
            <text:p>4930.9446843532</text:p>
          </table:table-cell>
          <table:table-cell office:value-type="float" office:value="4945.7436553532" calcext:value-type="float">
            <text:p>4945.7436553532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947.71318769643" calcext:value-type="float">
            <text:p>4947.71318769643</text:p>
          </table:table-cell>
          <table:table-cell office:value-type="float" office:value="4962.51215869643" calcext:value-type="float">
            <text:p>4962.51215869643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962.51215869643" calcext:value-type="float">
            <text:p>4962.51215869643</text:p>
          </table:table-cell>
          <table:table-cell office:value-type="float" office:value="4966.21190069643" calcext:value-type="float">
            <text:p>4966.21190069643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4970.5097545519" calcext:value-type="float">
            <text:p>4970.5097545519</text:p>
          </table:table-cell>
          <table:table-cell office:value-type="float" office:value="4985.3087255519" calcext:value-type="float">
            <text:p>4985.3087255519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4985.3087255519" calcext:value-type="float">
            <text:p>4985.3087255519</text:p>
          </table:table-cell>
          <table:table-cell office:value-type="float" office:value="4989.0084675519" calcext:value-type="float">
            <text:p>4989.0084675519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4989.37953010018" calcext:value-type="float">
            <text:p>4989.37953010018</text:p>
          </table:table-cell>
          <table:table-cell office:value-type="float" office:value="5004.17850110018" calcext:value-type="float">
            <text:p>5004.17850110018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5004.17850110018" calcext:value-type="float">
            <text:p>5004.17850110018</text:p>
          </table:table-cell>
          <table:table-cell office:value-type="float" office:value="5018.97747210018" calcext:value-type="float">
            <text:p>5018.97747210018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5020.6094281108" calcext:value-type="float">
            <text:p>5020.6094281108</text:p>
          </table:table-cell>
          <table:table-cell office:value-type="float" office:value="5024.3091701108" calcext:value-type="float">
            <text:p>5024.3091701108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029.17192709169" calcext:value-type="float">
            <text:p>5029.17192709169</text:p>
          </table:table-cell>
          <table:table-cell office:value-type="float" office:value="5043.97089809168" calcext:value-type="float">
            <text:p>5043.97089809168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43.97089809168" calcext:value-type="float">
            <text:p>5043.97089809168</text:p>
          </table:table-cell>
          <table:table-cell office:value-type="float" office:value="5047.67064009168" calcext:value-type="float">
            <text:p>5047.67064009168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5049.37663913342" calcext:value-type="float">
            <text:p>5049.37663913342</text:p>
          </table:table-cell>
          <table:table-cell office:value-type="float" office:value="5056.77612413342" calcext:value-type="float">
            <text:p>5056.77612413342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060.42360958764" calcext:value-type="float">
            <text:p>5060.42360958764</text:p>
          </table:table-cell>
          <table:table-cell office:value-type="float" office:value="5075.22258058764" calcext:value-type="float">
            <text:p>5075.22258058764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075.22258058764" calcext:value-type="float">
            <text:p>5075.22258058764</text:p>
          </table:table-cell>
          <table:table-cell office:value-type="float" office:value="5078.92232258764" calcext:value-type="float">
            <text:p>5078.92232258764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5082.96549025431" calcext:value-type="float">
            <text:p>5082.96549025431</text:p>
          </table:table-cell>
          <table:table-cell office:value-type="float" office:value="5086.66523225431" calcext:value-type="float">
            <text:p>5086.66523225431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095.07610956298" calcext:value-type="float">
            <text:p>5095.07610956298</text:p>
          </table:table-cell>
          <table:table-cell office:value-type="float" office:value="5102.47559456298" calcext:value-type="float">
            <text:p>5102.47559456298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5128.99722041375" calcext:value-type="float">
            <text:p>5128.99722041375</text:p>
          </table:table-cell>
          <table:table-cell office:value-type="float" office:value="5132.69696241375" calcext:value-type="float">
            <text:p>5132.69696241375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479.8308407664" calcext:value-type="float">
            <text:p>11479.8308407664</text:p>
          </table:table-cell>
          <table:table-cell office:value-type="float" office:value="11483.5305827664" calcext:value-type="float">
            <text:p>11483.5305827664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483.5305827664" calcext:value-type="float">
            <text:p>11483.5305827664</text:p>
          </table:table-cell>
          <table:table-cell office:value-type="float" office:value="11498.3295537664" calcext:value-type="float">
            <text:p>11498.3295537664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498.3295537664" calcext:value-type="float">
            <text:p>11498.3295537664</text:p>
          </table:table-cell>
          <table:table-cell office:value-type="float" office:value="11505.7290387664" calcext:value-type="float">
            <text:p>11505.7290387664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505.7290387664" calcext:value-type="float">
            <text:p>11505.7290387664</text:p>
          </table:table-cell>
          <table:table-cell office:value-type="float" office:value="11520.5280097664" calcext:value-type="float">
            <text:p>11520.5280097664</text:p>
          </table:table-cell>
        </table:table-row>
        <table:table-row table:style-name="ro1">
          <table:table-cell office:value-type="string" calcext:value-type="string">
            <text:p>CAND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1520.5280097664" calcext:value-type="float">
            <text:p>11520.5280097664</text:p>
          </table:table-cell>
          <table:table-cell office:value-type="float" office:value="11527.9274947664" calcext:value-type="float">
            <text:p>11527.92749476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 style:data-style-name="N2" text:time-value="10:18:53.926460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4T12:36:46.751084492</dc:date>
    <meta:editing-duration>PT3H15M13S</meta:editing-duration>
    <meta:editing-cycles>2</meta:editing-cycles>
    <meta:generator>LibreOffice/5.3.6.1$Linux_X86_64 LibreOffice_project/30$Build-1</meta:generator>
    <meta:document-statistic meta:table-count="1" meta:cell-count="854" meta:object-count="0"/>
  </office:meta>
</office:document-meta>
</file>